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2EAED719B3ECA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4cm, 2.922cm, 14.208cm, 5.8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46cm" svg:height="23cm" svg:x="0.991cm" svg:y="1.791cm">
          <draw:image xlink:href="Pictures/10000000000005E8000007E072EAED719B3ECA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1:57.846143102</dc:date>
    <meta:editing-duration>PT3M4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